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5A000005B28AAC87A7.png" manifest:media-type="image/png"/>
  <manifest:file-entry manifest:full-path="Pictures/1000000100000A8C000005ACB4711B92.png" manifest:media-type="image/png"/>
  <manifest:file-entry manifest:full-path="Pictures/1000000100000A9C000005AC2B7C9D44.png" manifest:media-type="image/png"/>
  <manifest:file-entry manifest:full-path="Pictures/10000001000001E4000001E41680F203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 style:font-pitch="variable"/>
    <style:font-face style:name="等线1" svg:font-family="等线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2-cust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2-cust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2-cust-Title-Slide-notes">
      <style:graphic-properties draw:stroke="none" draw:fill="none" draw:fill-color="#ffffff" draw:textarea-horizontal-align="left" draw:textarea-vertical-align="top" draw:auto-grow-height="false" draw:auto-grow-width="fals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2-obj-标题和内容-notes">
      <style:graphic-properties draw:fill-color="#ffffff" draw:auto-grow-height="false" fo:min-height="10.00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45pt" style:language-asian="zh" style:country-asian="CN" style:font-style-asian="normal" style:font-weight-asian="normal" style:font-size-complex="4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等线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2-cust-Title-Slide" presentation:presentation-page-layout-name="AL1T13">
        <office:forms form:automatic-focus="false" form:apply-design-mode="false"/>
        <draw:frame draw:name="Title 1" presentation:style-name="pr1" draw:text-style-name="P2" draw:layer="layout" svg:width="21.59cm" svg:height="4.839cm" svg:x="1.905cm" svg:y="4.784cm" presentation:class="title">
          <draw:text-box>
            <text:p text:style-name="P1"><text:span text:style-name="T1">Tutorial </text:span><text:span text:style-name="T2">8</text:span></text:p>
          </draw:text-box>
        </draw:frame>
        <draw:frame draw:name="Subtitle 2" presentation:style-name="pr2" draw:text-style-name="P2" draw:layer="layout" svg:width="19.05cm" svg:height="4.599cm" svg:x="3.175cm" svg:y="9.879cm" presentation:class="subtitle">
          <draw:text-box>
            <text:p text:style-name="P3"><text:span text:style-name="T3">COMP90014 Algorithm for Bioinformatics</text:span></text:p>
            <text:p text:style-name="P3"><text:span text:style-name="T3">Semester 2, 2025</text:span></text:p>
          </draw:text-box>
        </draw:frame>
        <presentation:notes draw:style-name="dp2">
          <draw:page-thumbnail draw:name="Slide Image Placeholder 1" draw:style-name="gr1" draw:layer="layout" svg:width="11.43cm" svg:height="8.572cm" svg:x="3.81cm" svg:y="3.175cm" draw:page-number="1" presentation:class="page"/>
          <draw:frame draw:name="Notes Placeholder 2" presentation:style-name="pr3" draw:text-style-name="P4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2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lide5" draw:style-name="dp1" draw:master-page-name="Master1-Layout2-obj-标题和内容" presentation:presentation-page-layout-name="AL2T18">
        <office:forms form:automatic-focus="false" form:apply-design-mode="false"/>
        <draw:frame draw:style-name="gr3" draw:text-style-name="P6" draw:layer="layout" svg:width="24.899cm" svg:height="13.31cm" svg:x="0.201cm" svg:y="2.69cm">
          <draw:image xlink:href="Pictures/1000000100000A9C000005AC2B7C9D4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1.43cm" svg:height="8.572cm" svg:x="3.81cm" svg:y="3.175cm" draw:page-number="2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Master1-Layout2-obj-标题和内容" presentation:presentation-page-layout-name="AL2T18">
        <office:forms form:automatic-focus="false" form:apply-design-mode="false"/>
        <draw:frame draw:style-name="gr3" draw:text-style-name="P6" draw:layer="layout" svg:width="25.399cm" svg:height="13.658cm" svg:x="0.001cm" svg:y="2.342cm">
          <draw:image xlink:href="Pictures/1000000100000A8C000005ACB4711B9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1.43cm" svg:height="8.572cm" svg:x="3.81cm" svg:y="3.175cm" draw:page-number="3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标题和内容" presentation:presentation-page-layout-name="AL2T18">
        <office:forms form:automatic-focus="false" form:apply-design-mode="false"/>
        <draw:frame draw:style-name="gr3" draw:text-style-name="P6" draw:layer="layout" svg:width="25.399cm" svg:height="13.973cm" svg:x="0cm" svg:y="2cm">
          <draw:image xlink:href="Pictures/1000000100000A5A000005B28AAC87A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1.43cm" svg:height="8.572cm" svg:x="3.81cm" svg:y="3.175cm" draw:page-number="4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 style:font-pitch="variable"/>
    <style:font-face style:name="等线1" svg:font-family="等线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809" style:family="table-cell">
      <loext:graphic-properties draw:fill="solid" draw:fill-color="#e9ebf5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10" style:family="table-cell"/>
    <style:style style:name="a811" style:family="table-cell">
      <loext:graphic-properties draw:fill="solid" draw:fill-color="#cfd5ea"/>
    </style:style>
    <style:style style:name="a812" style:family="table-cell"/>
    <style:style style:name="a813" style:family="table-cell">
      <loext:graphic-properties draw:fill="solid" draw:fill-color="#cfd5ea"/>
    </style:style>
    <style:style style:name="a814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5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6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7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8" style:family="table-cell">
      <loext:graphic-properties draw:fill="none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19" style:family="table-cell">
      <loext:graphic-properties draw:fill="solid" draw:fill-color="#000000"/>
    </style:style>
    <style:style style:name="a820" style:family="table-cell">
      <loext:graphic-properties draw:fill="solid" draw:fill-color="#000000"/>
    </style:style>
    <style:style style:name="a821" style:family="table-cell">
      <loext:graphic-properties draw:fill="none"/>
      <style:paragraph-properties fo:border-left="none" fo:border-right="none" fo:border-top="none" fo:border-bottom="2.01pt solid #000000"/>
      <style:text-properties fo:font-weight="bold" style:font-weight-asian="bold" style:font-weight-complex="bold"/>
    </style:style>
    <style:style style:name="a822" style:family="table-cell">
      <loext:graphic-properties draw:fill="none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style:style style:name="a823" style:family="table-cell">
      <style:text-properties fo:font-weight="bold" style:font-weight-asian="bold" style:font-weight-complex="bold"/>
    </style:style>
    <style:style style:name="a824" style:family="table-cell">
      <style:text-properties fo:font-weight="bold" style:font-weight-asian="bold" style:font-weight-complex="bold"/>
    </style:style>
    <style:style style:name="a825" style:family="table-cell">
      <loext:graphic-properties draw:fill="none"/>
      <style:paragraph-properties fo:border="0.26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26" style:family="table-cell">
      <style:paragraph-properties fo:border-left="0.26pt solid #000000" fo:border-right="0.26pt solid #000000" fo:border-top="none" fo:border-bottom="none"/>
    </style:style>
    <style:style style:name="a827" style:family="table-cell">
      <style:paragraph-properties fo:border-left="0.26pt solid #000000" fo:border-right="0.26pt solid #000000" fo:border-top="none" fo:border-bottom="none"/>
    </style:style>
    <style:style style:name="a828" style:family="table-cell">
      <style:paragraph-properties fo:border-left="none" fo:border-right="none" fo:border-top="0.26pt solid #000000" fo:border-bottom="0.26pt solid #000000"/>
    </style:style>
    <style:style style:name="a829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30" style:family="table-cell"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style:style style:name="a831" style:family="table-cell">
      <style:text-properties fo:font-weight="bold" style:font-weight-asian="bold" style:font-weight-complex="bold"/>
    </style:style>
    <style:style style:name="a832" style:family="table-cell">
      <style:text-properties fo:font-weight="bold" style:font-weight-asian="bold" style:font-weight-complex="bold"/>
    </style:style>
    <style:style style:name="a833" style:family="table-cell">
      <loext:graphic-properties draw:fill="none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table:table-template table:name="{5C22544A-7EE6-4342-B048-85BDC9FD1C3A}">
      <table:first-row table:style-name="a814"/>
      <table:last-row table:style-name="a815"/>
      <table:first-column table:style-name="a816"/>
      <table:last-column table:style-name="a817"/>
      <table:body table:style-name="a809"/>
      <table:even-rows table:style-name="a812"/>
      <table:odd-rows table:style-name="a813"/>
      <table:even-columns table:style-name="a810"/>
      <table:odd-columns table:style-name="a811"/>
    </table:table-template>
    <table:table-template table:name="{7E9639D4-E3E2-4D34-9284-5A2195B3D0D7}">
      <table:first-row table:style-name="a829"/>
      <table:last-row table:style-name="a830"/>
      <table:first-column table:style-name="a831"/>
      <table:last-column table:style-name="a832"/>
      <table:body table:style-name="a825"/>
      <table:odd-rows table:style-name="a828"/>
      <table:even-columns table:style-name="a826"/>
      <table:odd-columns table:style-name="a827"/>
    </table:table-template>
    <table:table-template table:name="{616DA210-FB5B-4158-B5E0-FEB733F419BA}">
      <table:first-row table:style-name="a821"/>
      <table:last-row table:style-name="a822"/>
      <table:first-column table:style-name="a823"/>
      <table:last-column table:style-name="a824"/>
      <table:body table:style-name="a818"/>
      <table:odd-rows table:style-name="a820"/>
      <table:odd-columns table:style-name="a819"/>
    </table:table-template>
    <table:table-template table:name="{2D5ABB26-0587-4C30-8999-92F81FD0307C}">
      <table:body table:style-name="a833"/>
    </table:table-template>
    <style:style style:name="Master1-Office-主题_200b__200b_-background" style:display-name="Master1-Office-主题​​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主题_200b__200b_-backgroundobjects" style:display-name="Master1-Office-主题​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主题_200b__200b_-notes" style:display-name="Master1-Office-主题​​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outline1" style:display-name="Master1-Office-主题​​-outline1" style:family="presentation">
      <style:graphic-properties draw:stroke="none" draw:fill="none" draw:auto-grow-height="false" draw:fit-to-size="false" style:shrink-to-fit="true">
        <text:list-style style:name="Master1-Office-主题_200b__200b_-outline1" style:display-name="Master1-Office-主题​​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outline2" style:display-name="Master1-Office-主题​​-outline2" style:family="presentation" style:parent-style-name="Master1-Office-主题_200b__200b_-outline1">
      <style:paragraph-properties fo:margin-top="0.4cm" fo:margin-bottom="0cm"/>
      <style:text-properties fo:font-size="28pt" style:font-size-asian="28pt" style:font-size-complex="28pt"/>
    </style:style>
    <style:style style:name="Master1-Office-主题_200b__200b_-outline3" style:display-name="Master1-Office-主题​​-outline3" style:family="presentation" style:parent-style-name="Master1-Office-主题_200b__200b_-outline2">
      <style:paragraph-properties fo:margin-top="0.3cm" fo:margin-bottom="0cm"/>
      <style:text-properties fo:font-size="24pt" style:font-size-asian="24pt" style:font-size-complex="24pt"/>
    </style:style>
    <style:style style:name="Master1-Office-主题_200b__200b_-outline4" style:display-name="Master1-Office-主题​​-outline4" style:family="presentation" style:parent-style-name="Master1-Office-主题_200b__200b_-outline3">
      <style:paragraph-properties fo:margin-top="0.2cm" fo:margin-bottom="0cm"/>
      <style:text-properties fo:font-size="20pt" style:font-size-asian="20pt" style:font-size-complex="20pt"/>
    </style:style>
    <style:style style:name="Master1-Office-主题_200b__200b_-outline5" style:display-name="Master1-Office-主题​​-outline5" style:family="presentation" style:parent-style-name="Master1-Office-主题_200b__200b_-outline4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6" style:display-name="Master1-Office-主题​​-outline6" style:family="presentation" style:parent-style-name="Master1-Office-主题_200b__200b_-outline5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7" style:display-name="Master1-Office-主题​​-outline7" style:family="presentation" style:parent-style-name="Master1-Office-主题_200b__200b_-outline6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8" style:display-name="Master1-Office-主题​​-outline8" style:family="presentation" style:parent-style-name="Master1-Office-主题_200b__200b_-outline7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9" style:display-name="Master1-Office-主题​​-outline9" style:family="presentation" style:parent-style-name="Master1-Office-主题_200b__200b_-outline8">
      <style:paragraph-properties fo:margin-top="0.1cm" fo:margin-bottom="0cm"/>
      <style:text-properties fo:font-size="20pt" style:font-size-asian="20pt" style:font-size-complex="20pt"/>
    </style:style>
    <style:style style:name="Master1-Office-主题_200b__200b_-subtitle" style:display-name="Master1-Office-主题​​-subtitle" style:family="presentation">
      <style:graphic-properties draw:stroke="none" draw:fill="none" draw:textarea-vertical-align="middle">
        <text:list-style style:name="Master1-Office-主题_200b__200b_-subtitle" style:display-name="Master1-Office-主题​​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title" style:display-name="Master1-Office-主题​​-title" style:family="presentation">
      <style:graphic-properties draw:stroke="none" draw:fill="none" draw:textarea-vertical-align="middle">
        <text:list-style style:name="Master1-Office-主题_200b__200b_-title" style:display-name="Master1-Office-主题​​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false" style:shrink-to-fit="true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.4cm" fo:margin-bottom="0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.3cm" fo:margin-bottom="0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.2cm" fo:margin-bottom="0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false" style:shrink-to-fit="true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.4cm" fo:margin-bottom="0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.3cm" fo:margin-bottom="0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.2cm" fo:margin-bottom="0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.1cm" fo:margin-bottom="0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false" style:shrink-to-fit="true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.4cm" fo:margin-bottom="0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.3cm" fo:margin-bottom="0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.2cm" fo:margin-bottom="0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.1cm" fo:margin-bottom="0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false" style:shrink-to-fit="true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.4cm" fo:margin-bottom="0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.3cm" fo:margin-bottom="0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.2cm" fo:margin-bottom="0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.1cm" fo:margin-bottom="0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false" style:shrink-to-fit="true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false" style:shrink-to-fit="true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.4cm" fo:margin-bottom="0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.3cm" fo:margin-bottom="0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.2cm" fo:margin-bottom="0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.1cm" fo:margin-bottom="0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false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false" style:shrink-to-fit="true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.4cm" fo:margin-bottom="0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.3cm" fo:margin-bottom="0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.2cm" fo:margin-bottom="0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false" style:shrink-to-fit="true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.4cm" fo:margin-bottom="0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.3cm" fo:margin-bottom="0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.2cm" fo:margin-bottom="0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false" style:shrink-to-fit="true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false" style:shrink-to-fit="true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outline1" style:family="presentation">
      <style:graphic-properties draw:stroke="none" draw:fill="none" draw:auto-grow-height="false" draw:fit-to-size="false" style:shrink-to-fit="true">
        <text:list-style style:name="Master1-Layout12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outline2" style:family="presentation" style:parent-style-name="Master1-Layout12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2-cust-Title-Slide-outline3" style:family="presentation" style:parent-style-name="Master1-Layout12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2-cust-Title-Slide-outline4" style:family="presentation" style:parent-style-name="Master1-Layout12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2-cust-Title-Slide-outline5" style:family="presentation" style:parent-style-name="Master1-Layout12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6" style:family="presentation" style:parent-style-name="Master1-Layout12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7" style:family="presentation" style:parent-style-name="Master1-Layout12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8" style:family="presentation" style:parent-style-name="Master1-Layout12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9" style:family="presentation" style:parent-style-name="Master1-Layout12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2-cust-Title-Slide-subtitle" style:family="presentation">
      <style:graphic-properties draw:stroke="none" draw:fill="none" draw:textarea-vertical-align="middle">
        <text:list-style style:name="Master1-Layout12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title" style:family="presentation">
      <style:graphic-properties draw:stroke="none" draw:fill="none" draw:textarea-vertical-align="middle">
        <text:list-style style:name="Master1-Layout12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主题_200b__200b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主题_200b__200b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主题_200b__200b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主题_200b__200b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主题_200b__200b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主题_200b__200b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主题_200b__200b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标题幻灯片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标题幻灯片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标题幻灯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标题幻灯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标题和内容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标题和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标题和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标题和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节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节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节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两栏内容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两栏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两栏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两栏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比较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比较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比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比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仅标题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仅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仅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空白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内容与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内容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内容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内容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图片与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图片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图片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图片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标题和竖排文字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标题和竖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标题和竖排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竖排标题与文本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2.86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竖排标题与文本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竖排标题与文本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2-cust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2-cust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2-cust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2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Master1-Layout12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0" style:family="presentation" style:parent-style-name="Master1-Layout12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等线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1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主题_200b__200b_" style:display-name="Master1-Office-主题​​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Office-主题_200b__200b_-title" draw:layer="backgroundobjects" svg:width="11.43cm" svg:height="8.572cm" svg:x="3.81cm" svg:y="3.175cm" presentation:class="page"/>
        <draw:frame draw:name="备注占位符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标题幻灯片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单击此处编辑母版标题样式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单击此处编辑母版副标题样式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1-title-标题幻灯片-title" draw:layer="backgroundobjects" svg:width="11.43cm" svg:height="8.572cm" svg:x="3.81cm" svg:y="3.175cm" presentation:class="page"/>
        <draw:frame draw:name="备注占位符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标题和内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标题和内容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页眉占位符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2-obj-标题和内容-title" draw:layer="backgroundobjects" svg:width="11.43cm" svg:height="8.572cm" svg:x="3.81cm" svg:y="3.175cm" presentation:class="page"/>
        <draw:frame draw:name="备注占位符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节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单击此处编辑母版标题样式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单击此处编辑母版文本样式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3-secHead-节标题-title" draw:layer="backgroundobjects" svg:width="11.43cm" svg:height="8.572cm" svg:x="3.81cm" svg:y="3.175cm" presentation:class="page"/>
        <draw:frame draw:name="备注占位符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两栏内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4-twoObj-两栏内容-title" draw:layer="backgroundobjects" svg:width="11.43cm" svg:height="8.572cm" svg:x="3.81cm" svg:y="3.175cm" presentation:class="page"/>
        <draw:frame draw:name="备注占位符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比较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单击此处编辑母版标题样式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单击此处编辑母版文本样式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单击此处编辑母版文本样式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5-twoTxTwoObj-比较-title" draw:layer="backgroundobjects" svg:width="11.43cm" svg:height="8.572cm" svg:x="3.81cm" svg:y="3.175cm" presentation:class="page"/>
        <draw:frame draw:name="备注占位符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仅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6-titleOnly-仅标题-title" draw:layer="backgroundobjects" svg:width="11.43cm" svg:height="8.572cm" svg:x="3.81cm" svg:y="3.175cm" presentation:class="page"/>
        <draw:frame draw:name="备注占位符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空白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7-blank-空白-title" draw:layer="backgroundobjects" svg:width="11.43cm" svg:height="8.572cm" svg:x="3.81cm" svg:y="3.175cm" presentation:class="page"/>
        <draw:frame draw:name="备注占位符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内容与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单击此处编辑母版标题样式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单击此处编辑母版文本样式</text:span></text:p>
              <text:list>
                <text:list-item>
                  <text:p text:style-name="MP8"><text:span text:style-name="MT3">二级</text:span></text:p>
                  <text:list>
                    <text:list-item>
                      <text:p text:style-name="MP9"><text:span text:style-name="MT4">三级</text:span></text:p>
                      <text:list>
                        <text:list-item>
                          <text:p text:style-name="MP10"><text:span text:style-name="MT5">四级</text:span></text:p>
                          <text:list>
                            <text:list-item>
                              <text:p text:style-name="MP11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单击此处编辑母版文本样式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8-objTx-内容与标题-title" draw:layer="backgroundobjects" svg:width="11.43cm" svg:height="8.572cm" svg:x="3.81cm" svg:y="3.175cm" presentation:class="page"/>
        <draw:frame draw:name="备注占位符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图片与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单击此处编辑母版标题样式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单击图标添加图片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单击此处编辑母版文本样式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9-picTx-图片与标题-title" draw:layer="backgroundobjects" svg:width="11.43cm" svg:height="8.572cm" svg:x="3.81cm" svg:y="3.175cm" presentation:class="page"/>
        <draw:frame draw:name="备注占位符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Vertical Text Placeholder 2" presentation:style-name="Mpr7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10-vertTx-标题和竖排文字-title" draw:layer="backgroundobjects" svg:width="11.43cm" svg:height="8.572cm" svg:x="3.81cm" svg:y="3.175cm" presentation:class="page"/>
        <draw:frame draw:name="备注占位符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5.477cm" svg:height="16.144cm" svg:x="18.177cm" svg:y="1.014cm" presentation:class="title">
        <draw:text-box>
          <text:p text:style-name="MP5"><text:span text:style-name="MT2">单击此处编辑母版标题样式</text:span></text:p>
        </draw:text-box>
      </draw:frame>
      <draw:frame draw:name="Vertical Text Placeholder 2" presentation:style-name="Mpr79" draw:text-style-name="MP6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20">9/20/25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11-vertTitleAndTx-竖排标题与文本-title" draw:layer="backgroundobjects" svg:width="11.43cm" svg:height="8.572cm" svg:x="3.81cm" svg:y="3.175cm" presentation:class="page"/>
        <draw:frame draw:name="备注占位符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2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5" draw:text-style-name="MP6" draw:layer="backgroundobjects" svg:width="21.59cm" svg:height="4.839cm" svg:x="1.905cm" svg:y="4.784cm" presentation:class="title">
        <draw:text-box>
          <text:p text:style-name="MP18"><text:span text:style-name="MT14">Click to edit Master title style</text:span></text:p>
        </draw:text-box>
      </draw:frame>
      <draw:frame draw:name="Subtitle 2" presentation:style-name="Mpr86" draw:text-style-name="MP6" draw:layer="backgroundobjects" svg:width="19.05cm" svg:height="4.599cm" svg:x="3.175cm" svg:y="9.879cm" presentation:class="subtitle">
        <draw:text-box>
          <text:p text:style-name="MP19"><text:span text:style-name="MT15">Click to edit Master subtitle style</text:span></text:p>
        </draw:text-box>
      </draw:frame>
      <draw:frame draw:name="Slide Number Placeholder 5" presentation:style-name="Mpr87" draw:text-style-name="MP6" draw:layer="backgroundobjects" svg:width="5.715cm" svg:height="1.014cm" svg:x="18.832cm" svg:y="17.753cm" presentation:class="page-number">
        <draw:text-box>
          <text:p text:style-name="MP13"><text:span text:style-name="MT16"><text:page-number>&lt;number&gt;</text:page-number></text:span></text:p>
        </draw:text-box>
      </draw:frame>
      <draw:frame draw:name="Picture 11" draw:style-name="Mgr3" draw:text-style-name="MP21" draw:layer="backgroundobjects" svg:width="4.098cm" svg:height="4.098cm" svg:x="20.449cm" svg:y="0.906cm">
        <draw:image xlink:href="Pictures/10000001000001E4000001E41680F203.png" xlink:type="simple" xlink:show="embed" xlink:actuate="onLoad" draw:mime-type="image/png">
          <text:p/>
        </draw:image>
      </draw:frame>
      <draw:frame presentation:style-name="Master1-Layout12-cust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页眉占位符 1" presentation:style-name="Mpr8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8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20">9/20/25</text:date></text:span></text:p>
          </draw:text-box>
        </draw:frame>
        <draw:page-thumbnail draw:name="幻灯片图像占位符 3" presentation:style-name="Master1-Layout12-cust-Title-Slide-title" draw:layer="backgroundobjects" svg:width="11.43cm" svg:height="8.572cm" svg:x="3.81cm" svg:y="3.175cm" presentation:class="page"/>
        <draw:frame draw:name="备注占位符 4" presentation:style-name="Mpr89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9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9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title/>
    <meta:initial-creator>Liwen Li</meta:initial-creator>
    <meta:creation-date>2025-07-25T02:33:24Z</meta:creation-date>
    <dc:date>2025-09-13T22:09:32.677716000</dc:date>
    <meta:editing-cycles>147</meta:editing-cycles>
    <meta:editing-duration>PT11H57M29S</meta:editing-duration>
    <meta:document-statistic meta:object-count="171"/>
    <meta:template xlink:type="simple" xlink:actuate="onRequest" xlink:title="" xlink:href="../../week8/week08-tutorial.odp/Office%202013%20-%202022%20Theme"/>
  </office:meta>
</office:document-meta>
</file>